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Überschrift3" style:master-page-name="MP0" style:family="paragraph">
      <style:paragraph-properties fo:break-before="page" fo:text-align="justify" fo:line-height="150%" style:page-number="1"/>
    </style:style>
    <style:style style:name="T3" style:parent-style-name="Absatz-Standardschriftart" style:family="text">
      <style:text-properties style:use-window-font-color="true" fo:language="en" fo:country="US"/>
    </style:style>
    <style:style style:name="P4" style:parent-style-name="Überschrift3" style:family="paragraph">
      <style:paragraph-properties fo:text-align="justify" fo:line-height="150%"/>
    </style:style>
    <style:style style:name="T5" style:parent-style-name="Absatz-Standardschriftart" style:family="text">
      <style:text-properties fo:font-weight="bold" style:font-weight-asian="bold" style:font-weight-complex="bold" style:use-window-font-color="true" fo:font-size="11pt" style:font-size-asian="11pt" style:font-size-complex="11pt" fo:language="en" fo:country="US"/>
    </style:style>
    <style:style style:name="T6" style:parent-style-name="Absatz-Standardschriftart" style:family="text">
      <style:text-properties style:use-window-font-color="true" fo:font-size="11pt" style:font-size-asian="11pt" style:font-size-complex="11pt" fo:language="en" fo:country="US"/>
    </style:style>
    <style:style style:name="P7" style:parent-style-name="Standard" style:family="paragraph">
      <style:paragraph-properties fo:text-align="justify" fo:line-height="150%"/>
      <style:text-properties fo:language="en" fo:country="US"/>
    </style:style>
    <style:style style:name="P8" style:parent-style-name="Standard" style:family="paragraph">
      <style:paragraph-properties fo:text-align="justify" fo:line-height="150%"/>
    </style:style>
    <style:style style:name="T9" style:parent-style-name="Absatz-Standardschriftart" style:family="text">
      <style:text-properties fo:font-weight="bold" style:font-weight-asian="bold" style:font-weight-complex="bold" fo:language="de" fo:country="DE"/>
    </style:style>
    <style:style style:name="T10" style:parent-style-name="Absatz-Standardschriftart" style:family="text">
      <style:text-properties fo:language="de" fo:country="DE"/>
    </style:style>
    <style:style style:name="P11" style:parent-style-name="Standard" style:family="paragraph">
      <style:paragraph-properties fo:text-align="justify" fo:line-height="150%"/>
      <style:text-properties fo:language="de" fo:country="DE"/>
    </style:style>
    <style:style style:name="P12" style:parent-style-name="Standard" style:family="paragraph">
      <style:paragraph-properties fo:text-align="justify" fo:line-height="150%"/>
    </style:style>
    <style:style style:name="T13" style:parent-style-name="Absatz-Standardschriftart" style:family="text">
      <style:text-properties fo:font-weight="bold" style:font-weight-asian="bold" style:font-weight-complex="bold"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fo:language="en" fo:country="US"/>
    </style:style>
    <style:style style:name="P16" style:parent-style-name="Standard" style:family="paragraph">
      <style:paragraph-properties fo:text-align="justify" fo:line-height="150%"/>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P19" style:parent-style-name="Standard" style:family="paragraph">
      <style:paragraph-properties fo:text-align="justify" fo:line-height="150%"/>
      <style:text-properties fo:language="en" fo:country="US"/>
    </style:style>
    <style:style style:name="P20" style:parent-style-name="Standard" style:family="paragraph">
      <style:paragraph-properties fo:text-align="justify" fo:line-height="150%"/>
    </style:style>
    <style:style style:name="T21" style:parent-style-name="Absatz-Standardschriftart" style:family="text">
      <style:text-properties fo:font-weight="bold" style:font-weight-asian="bold" style:font-weight-complex="bold"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P24" style:parent-style-name="Überschrift3" style:family="paragraph">
      <style:paragraph-properties fo:text-align="justify" fo:line-height="150%"/>
    </style:style>
    <style:style style:name="T25" style:parent-style-name="Absatz-Standardschriftart" style:family="text">
      <style:text-properties style:use-window-font-color="true" fo:language="en" fo:country="US"/>
    </style:style>
    <style:style style:name="P26" style:parent-style-name="Standard" style:family="paragraph">
      <style:paragraph-properties fo:text-align="justify" fo:line-height="150%"/>
    </style:style>
    <style:style style:name="T27" style:parent-style-name="Absatz-Standardschriftart" style:family="text">
      <style:text-properties fo:font-weight="bold" style:font-weight-asian="bold" style:font-weight-complex="bold" fo:language="en" fo:country="US"/>
    </style:style>
    <style:style style:name="T28" style:parent-style-name="Absatz-Standardschriftart" style:family="text">
      <style:text-properties fo:language="en" fo:country="US"/>
    </style:style>
    <style:style style:name="P29" style:parent-style-name="Standard" style:family="paragraph">
      <style:paragraph-properties fo:text-align="justify" fo:line-height="150%"/>
      <style:text-properties fo:language="en" fo:country="US"/>
    </style:style>
    <style:style style:name="P30" style:parent-style-name="Standard" style:family="paragraph">
      <style:paragraph-properties fo:text-align="justify" fo:line-height="150%"/>
    </style:style>
    <style:style style:name="T31" style:parent-style-name="Absatz-Standardschriftart" style:family="text">
      <style:text-properties fo:font-weight="bold" style:font-weight-asian="bold" style:font-weight-complex="bold" fo:language="en" fo:country="US"/>
    </style:style>
    <style:style style:name="T32" style:parent-style-name="Absatz-Standardschriftart" style:family="text">
      <style:text-propertie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color="#E36C0A" fo:language="en" fo:country="US"/>
    </style:style>
    <style:style style:name="T35" style:parent-style-name="Absatz-Standardschriftart" style:family="text">
      <style:text-properties fo:language="en" fo:country="US"/>
    </style:style>
    <style:style style:name="P36" style:parent-style-name="Standard" style:family="paragraph">
      <style:paragraph-properties fo:text-align="justify" fo:line-height="150%"/>
      <style:text-properties fo:language="en" fo:country="US"/>
    </style:style>
    <style:style style:name="P37" style:parent-style-name="Standard" style:family="paragraph">
      <style:paragraph-properties fo:text-align="justify" fo:line-height="150%"/>
    </style:style>
    <style:style style:name="T38" style:parent-style-name="Absatz-Standardschriftart" style:family="text">
      <style:text-properties fo:font-weight="bold" style:font-weight-asian="bold" style:font-weight-complex="bold"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font-style="italic" style:font-style-asian="italic"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font-style="italic" style:font-style-asian="italic"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font-style="italic" style:font-style-asian="italic"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fo:font-style="italic" style:font-style-asian="italic" fo:language="en" fo:country="US"/>
    </style:style>
    <style:style style:name="T48" style:parent-style-name="Absatz-Standardschriftart" style:family="text">
      <style:text-properties fo:language="en" fo:country="US"/>
    </style:style>
    <style:style style:name="T49" style:parent-style-name="Absatz-Standardschriftart" style:family="text">
      <style:text-properties fo:font-style="italic" style:font-style-asian="italic"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fo:font-style="italic" style:font-style-asian="italic" fo:language="en" fo:country="US"/>
    </style:style>
    <style:style style:name="T53" style:parent-style-name="Absatz-Standardschriftart" style:family="text">
      <style:text-properties fo:language="en" fo:country="US"/>
    </style:style>
    <style:style style:name="P54" style:parent-style-name="Standard" style:family="paragraph">
      <style:paragraph-properties fo:text-align="justify" fo:line-height="150%"/>
    </style:style>
    <style:style style:name="T55" style:parent-style-name="Absatz-Standardschriftart" style:family="text">
      <style:text-properties fo:language="en" fo:country="US"/>
    </style:style>
    <style:style style:name="T56" style:parent-style-name="Absatz-Standardschriftart" style:family="text">
      <style:text-properties fo:font-style="italic" style:font-style-asian="italic" style:font-style-complex="italic"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fo:language="en" fo:country="US"/>
    </style:style>
    <style:style style:name="P59" style:parent-style-name="Standard" style:family="paragraph">
      <style:paragraph-properties fo:text-align="justify" fo:line-height="150%"/>
    </style:style>
    <style:style style:name="T60" style:parent-style-name="Absatz-Standardschriftart" style:family="text">
      <style:text-properties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font-style="italic" style:font-style-asian="italic" style:font-style-complex="italic"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P67" style:parent-style-name="Standard" style:family="paragraph">
      <style:paragraph-properties fo:text-align="justify" fo:line-height="150%"/>
    </style:style>
    <style:style style:name="T68" style:parent-style-name="Absatz-Standardschriftart" style:family="text">
      <style:text-properties fo:language="en" fo:country="US"/>
    </style:style>
    <style:style style:name="T69" style:parent-style-name="Absatz-Standardschriftart" style:family="text">
      <style:text-properties fo:color="#E36C0A" fo:language="en" fo:country="US"/>
    </style:style>
    <style:style style:name="T70" style:parent-style-name="Absatz-Standardschriftart" style:family="text">
      <style:text-properties fo:language="en" fo:country="US"/>
    </style:style>
    <style:style style:name="P71" style:parent-style-name="Standard" style:family="paragraph">
      <style:paragraph-properties fo:text-align="justify" fo:line-height="150%"/>
      <style:text-properties fo:language="en" fo:country="US"/>
    </style:style>
    <style:style style:name="P72" style:parent-style-name="Standard" style:family="paragraph">
      <style:paragraph-properties fo:text-align="justify" fo:line-height="150%"/>
    </style:style>
    <style:style style:name="T73" style:parent-style-name="Absatz-Standardschriftart" style:family="text">
      <style:text-properties fo:font-weight="bold" style:font-weight-asian="bold" style:font-weight-complex="bold"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font-style="italic" style:font-style-asian="italic" style:font-style-complex="italic"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fo:font-style="italic" style:font-style-asian="italic" style:font-style-complex="italic" fo:language="en" fo:country="US"/>
    </style:style>
    <style:style style:name="T78" style:parent-style-name="Absatz-Standardschriftart" style:family="text">
      <style:text-properties fo:language="en" fo:country="US"/>
    </style:style>
    <style:style style:name="P79" style:parent-style-name="Überschrift3" style:family="paragraph">
      <style:paragraph-properties fo:text-align="justify" fo:line-height="150%"/>
    </style:style>
    <style:style style:name="T80" style:parent-style-name="Absatz-Standardschriftart" style:family="text">
      <style:text-properties style:use-window-font-color="true" fo:language="en" fo:country="US"/>
    </style:style>
    <style:style style:name="P81" style:parent-style-name="Standard" style:family="paragraph">
      <style:paragraph-properties fo:text-align="justify" fo:line-height="150%"/>
    </style:style>
    <style:style style:name="T82" style:parent-style-name="Absatz-Standardschriftart" style:family="text">
      <style:text-properties fo:font-weight="bold" style:font-weight-asian="bold" style:font-weight-complex="bold"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fo:language="en" fo:country="US"/>
    </style:style>
    <style:style style:name="T85" style:parent-style-name="Absatz-Standardschriftart" style:family="text">
      <style:text-properties fo:language="en" fo:country="US"/>
    </style:style>
    <style:style style:name="T86" style:parent-style-name="Absatz-Standardschriftart" style:family="text">
      <style:text-properties fo:font-style="italic" style:font-style-asian="italic" style:font-style-complex="italic" fo:language="en" fo:country="US"/>
    </style:style>
    <style:style style:name="T87" style:parent-style-name="Absatz-Standardschriftart" style:family="text">
      <style:text-properties fo:language="en" fo:country="US"/>
    </style:style>
    <style:style style:name="P88" style:parent-style-name="Standard" style:family="paragraph">
      <style:paragraph-properties fo:text-align="justify" fo:line-height="150%"/>
      <style:text-properties fo:language="en" fo:country="US"/>
    </style:style>
    <style:style style:name="P89" style:parent-style-name="Standard" style:family="paragraph">
      <style:paragraph-properties fo:text-align="justify" fo:line-height="150%"/>
    </style:style>
    <style:style style:name="T90" style:parent-style-name="Absatz-Standardschriftart" style:family="text">
      <style:text-properties fo:font-weight="bold" style:font-weight-asian="bold" style:font-weight-complex="bold" fo:language="en" fo:country="US"/>
    </style:style>
    <style:style style:name="T91" style:parent-style-name="Absatz-Standardschriftart" style:family="text">
      <style:text-properties fo:language="en" fo:country="US"/>
    </style:style>
    <style:style style:name="T92" style:parent-style-name="Absatz-Standardschriftart" style:family="text">
      <style:text-properties fo:language="en" fo:country="US"/>
    </style:style>
    <style:style style:name="T93" style:parent-style-name="Absatz-Standardschriftart" style:family="text">
      <style:text-properties style:text-position="super 63.6%" fo:language="en" fo:country="US"/>
    </style:style>
    <style:style style:name="T94" style:parent-style-name="Absatz-Standardschriftart" style:family="text">
      <style:text-properties fo:language="en" fo:country="US"/>
    </style:style>
    <style:style style:name="T95" style:parent-style-name="Absatz-Standardschriftart" style:family="text">
      <style:text-properties fo:language="en" fo:country="US"/>
    </style:style>
    <style:style style:name="P96" style:parent-style-name="Standard" style:family="paragraph">
      <style:paragraph-properties fo:text-align="justify" fo:line-height="150%"/>
      <style:text-properties fo:language="en" fo:country="US"/>
    </style:style>
    <style:style style:name="P97" style:parent-style-name="Standard" style:family="paragraph">
      <style:paragraph-properties fo:text-align="justify" fo:line-height="150%"/>
    </style:style>
    <style:style style:name="T98" style:parent-style-name="Absatz-Standardschriftart" style:family="text">
      <style:text-properties fo:font-weight="bold" style:font-weight-asian="bold" style:font-weight-complex="bold" fo:language="en" fo:country="US"/>
    </style:style>
    <style:style style:name="T99" style:parent-style-name="Absatz-Standardschriftart" style:family="text">
      <style:text-properties fo:language="en" fo:country="US"/>
    </style:style>
    <style:style style:name="P100" style:parent-style-name="Standard" style:family="paragraph">
      <style:paragraph-properties fo:text-align="justify" fo:line-height="150%"/>
      <style:text-properties fo:language="en" fo:country="US"/>
    </style:style>
    <style:style style:name="P101" style:parent-style-name="Standard" style:family="paragraph">
      <style:paragraph-properties fo:text-align="justify" fo:line-height="150%"/>
    </style:style>
    <style:style style:name="T102" style:parent-style-name="Absatz-Standardschriftart" style:family="text">
      <style:text-properties fo:font-weight="bold" style:font-weight-asian="bold" style:font-weight-complex="bold" fo:language="en" fo:country="US"/>
    </style:style>
    <style:style style:name="T103" style:parent-style-name="Absatz-Standardschriftart" style:family="text">
      <style:text-properties fo:language="en" fo:country="US"/>
    </style:style>
    <style:style style:name="T104" style:parent-style-name="Absatz-Standardschriftart" style:family="text">
      <style:text-properties fo:language="en" fo:country="US"/>
    </style:style>
    <style:style style:name="P105" style:parent-style-name="Standard" style:family="paragraph">
      <style:paragraph-properties fo:text-align="justify" fo:line-height="150%"/>
      <style:text-properties fo:language="en" fo:country="US"/>
    </style:style>
    <style:style style:name="P106" style:parent-style-name="Standard" style:family="paragraph">
      <style:paragraph-properties fo:text-align="justify" fo:line-height="150%"/>
    </style:style>
    <style:style style:name="T107" style:parent-style-name="Absatz-Standardschriftart" style:family="text">
      <style:text-properties fo:font-weight="bold" style:font-weight-asian="bold" style:font-weight-complex="bold"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T110" style:parent-style-name="Absatz-Standardschriftart" style:family="text">
      <style:text-properties style:text-position="super 63.6%"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T113" style:parent-style-name="Absatz-Standardschriftart" style:family="text">
      <style:text-properties fo:color="#E36C0A" fo:language="en" fo:country="US"/>
    </style:style>
    <style:style style:name="T114" style:parent-style-name="Absatz-Standardschriftart" style:family="text">
      <style:text-properties fo:language="en" fo:country="US"/>
    </style:style>
    <style:style style:name="P115" style:parent-style-name="Überschrift3" style:family="paragraph">
      <style:paragraph-properties fo:text-align="justify" fo:line-height="150%"/>
    </style:style>
    <style:style style:name="T116" style:parent-style-name="Absatz-Standardschriftart" style:family="text">
      <style:text-properties style:use-window-font-color="true" fo:language="en" fo:country="US"/>
    </style:style>
    <style:style style:name="P117" style:parent-style-name="Standard" style:family="paragraph">
      <style:paragraph-properties fo:text-align="justify" fo:line-height="150%"/>
    </style:style>
    <style:style style:name="T118" style:parent-style-name="Absatz-Standardschriftart" style:family="text">
      <style:text-properties fo:font-weight="bold" style:font-weight-asian="bold" style:font-weight-complex="bold"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fo:language="en" fo:country="US"/>
    </style:style>
    <style:style style:name="T121" style:parent-style-name="Absatz-Standardschriftart" style:family="text">
      <style:text-properties style:font-weight-complex="bold" fo:language="en" fo:country="US"/>
    </style:style>
    <style:style style:name="T122" style:parent-style-name="Absatz-Standardschriftart" style:family="text">
      <style:text-properties fo:language="en" fo:country="US"/>
    </style:style>
    <style:style style:name="T123" style:parent-style-name="Absatz-Standardschriftart" style:family="text">
      <style:text-properties fo:font-style="italic" style:font-style-asian="italic" style:font-style-complex="italic"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font-style="italic" style:font-style-asian="italic" style:font-style-complex="italic"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 style:family="text">
      <style:text-properties fo:font-style="italic" style:font-style-asian="italic" style:font-style-complex="italic"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font-style="italic" style:font-style-asian="italic" style:font-style-complex="italic"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font-style="italic" style:font-style-asian="italic" style:font-style-complex="italic"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font-style="italic" style:font-style-asian="italic" style:font-style-complex="italic"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font-style="italic" style:font-style-asian="italic" style:font-style-complex="italic" fo:language="en" fo:country="US"/>
    </style:style>
    <style:style style:name="T137" style:parent-style-name="Absatz-Standardschriftart" style:family="text">
      <style:text-properties fo:language="en" fo:country="US"/>
    </style:style>
    <style:style style:name="P138" style:parent-style-name="Standard" style:family="paragraph">
      <style:paragraph-properties fo:text-align="justify" fo:line-height="150%"/>
    </style:style>
    <style:style style:name="T139" style:parent-style-name="Absatz-Standardschriftart" style:family="text">
      <style:text-properties fo:language="en" fo:country="US"/>
    </style:style>
    <style:style style:name="P140" style:parent-style-name="Standard" style:family="paragraph">
      <style:paragraph-properties fo:text-align="justify" fo:line-height="150%" fo:margin-left="0.5in">
        <style:tab-stops/>
      </style:paragraph-properties>
      <style:text-properties fo:language="en" fo:country="US"/>
    </style:style>
    <style:style style:name="P141" style:parent-style-name="Standard" style:family="paragraph">
      <style:paragraph-properties fo:text-align="justify" fo:line-height="150%"/>
    </style:style>
    <style:style style:name="T142" style:parent-style-name="Absatz-Standardschriftart" style:family="text">
      <style:text-properties fo:font-weight="bold" style:font-weight-asian="bold" style:font-weight-complex="bold"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fo:language="en" fo:country="US"/>
    </style:style>
    <style:style style:name="P145" style:parent-style-name="Standard" style:family="paragraph">
      <style:paragraph-properties fo:text-align="justify" fo:line-height="150%"/>
    </style:style>
    <style:style style:name="T146" style:parent-style-name="Absatz-Standardschriftart" style:family="text">
      <style:text-properties fo:language="en" fo:country="US"/>
    </style:style>
    <style:style style:name="T147" style:parent-style-name="Absatz-Standardschriftart" style:family="text">
      <style:text-properties fo:font-style="italic" style:font-style-asian="italic" style:font-style-complex="italic"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font-style="italic" style:font-style-asian="italic" style:font-style-complex="italic"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font-style="italic" style:font-style-asian="italic" style:font-style-complex="italic"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font-style="italic" style:font-style-asian="italic" style:font-style-complex="italic" fo:language="en" fo:country="US"/>
    </style:style>
    <style:style style:name="T154" style:parent-style-name="Absatz-Standardschriftart" style:family="text">
      <style:text-properties fo:font-style="italic" style:font-style-asian="italic" style:font-style-complex="italic" fo:language="en" fo:country="US"/>
    </style:style>
    <style:style style:name="T155" style:parent-style-name="Absatz-Standardschriftart" style:family="text">
      <style:text-properties fo:language="en" fo:country="US"/>
    </style:style>
    <style:style style:name="P156" style:parent-style-name="Überschrift3" style:family="paragraph">
      <style:paragraph-properties fo:text-align="justify" fo:line-height="150%"/>
    </style:style>
    <style:style style:name="T157" style:parent-style-name="Absatz-Standardschriftart" style:family="text">
      <style:text-properties style:use-window-font-color="true" fo:language="en" fo:country="US"/>
    </style:style>
    <style:style style:name="P158" style:parent-style-name="Standard" style:family="paragraph">
      <style:paragraph-properties fo:text-align="justify" fo:line-height="150%"/>
    </style:style>
    <style:style style:name="T159" style:parent-style-name="Absatz-Standardschriftart" style:family="text">
      <style:text-properties fo:font-weight="bold" style:font-weight-asian="bold" style:font-weight-complex="bold" fo:language="en" fo:country="US"/>
    </style:style>
    <style:style style:name="T160" style:parent-style-name="Absatz-Standardschriftart" style:family="text">
      <style:text-properties fo:language="en" fo:country="US"/>
    </style:style>
    <style:style style:name="T161" style:parent-style-name="Absatz-Standardschriftart" style:family="text">
      <style:text-properties fo:font-style="italic" style:font-style-asian="italic" style:font-style-complex="italic" fo:language="en" fo:country="US"/>
    </style:style>
    <style:style style:name="T162" style:parent-style-name="Absatz-Standardschriftart" style:family="text">
      <style:text-properties fo:language="en" fo:country="US"/>
    </style:style>
    <style:style style:name="T163" style:parent-style-name="Absatz-Standardschriftart" style:family="text">
      <style:text-properties fo:language="en" fo:country="US"/>
    </style:style>
    <style:style style:name="T164" style:parent-style-name="Absatz-Standardschriftart" style:family="text">
      <style:text-properties fo:font-style="italic" style:font-style-asian="italic" style:font-style-complex="italic" fo:language="en" fo:country="US"/>
    </style:style>
    <style:style style:name="T165" style:parent-style-name="Absatz-Standardschriftart" style:family="text">
      <style:text-properties fo:language="en" fo:country="US"/>
    </style:style>
    <style:style style:name="T166" style:parent-style-name="Absatz-Standardschriftart" style:family="text">
      <style:text-properties fo:font-style="italic" style:font-style-asian="italic" style:font-style-complex="italic"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Absatz-Standardschriftart" style:family="text">
      <style:text-properties fo:font-style="italic" style:font-style-asian="italic" style:font-style-complex="italic" fo:language="en" fo:country="US"/>
    </style:style>
    <style:style style:name="P170" style:parent-style-name="Standard" style:family="paragraph">
      <style:paragraph-properties fo:text-align="justify" fo:line-height="150%"/>
    </style:style>
    <style:style style:name="T171" style:parent-style-name="Absatz-Standardschriftart" style:family="text">
      <style:text-properties style:font-style-complex="italic" fo:language="en" fo:country="US"/>
    </style:style>
    <style:style style:name="P172" style:parent-style-name="Standard" style:family="paragraph">
      <style:paragraph-properties fo:text-align="justify" fo:line-height="150%"/>
      <style:text-properties fo:language="en" fo:country="US"/>
    </style:style>
    <style:style style:name="P173" style:parent-style-name="Standard" style:family="paragraph">
      <style:paragraph-properties fo:text-align="justify" fo:line-height="150%"/>
    </style:style>
    <style:style style:name="T174" style:parent-style-name="Absatz-Standardschriftart" style:family="text">
      <style:text-properties fo:font-weight="bold" style:font-weight-asian="bold" style:font-weight-complex="bold" fo:language="en" fo:country="US"/>
    </style:style>
    <style:style style:name="T175" style:parent-style-name="Absatz-Standardschriftart" style:family="text">
      <style:text-properties fo:language="en" fo:country="US"/>
    </style:style>
    <style:style style:name="T176" style:parent-style-name="Absatz-Standardschriftart" style:family="text">
      <style:text-properties fo:language="en" fo:country="US"/>
    </style:style>
    <style:style style:name="P177" style:parent-style-name="Standard" style:family="paragraph">
      <style:paragraph-properties fo:text-align="justify" fo:line-height="150%"/>
      <style:text-properties style:font-weight-complex="bold" fo:language="en" fo:country="US"/>
    </style:style>
    <style:style style:name="P178" style:parent-style-name="Standard" style:family="paragraph">
      <style:paragraph-properties fo:text-align="justify" fo:line-height="150%"/>
    </style:style>
    <style:style style:name="T179" style:parent-style-name="Absatz-Standardschriftart" style:family="text">
      <style:text-properties fo:font-weight="bold" style:font-weight-asian="bold" style:font-weight-complex="bold" fo:language="en" fo:country="US"/>
    </style:style>
    <style:style style:name="T180" style:parent-style-name="Absatz-Standardschriftart" style:family="text">
      <style:text-properties fo:language="en" fo:country="US"/>
    </style:style>
    <style:style style:name="T181" style:parent-style-name="Absatz-Standardschriftart" style:family="text">
      <style:text-properties fo:language="en" fo:country="US"/>
    </style:style>
    <style:style style:name="P182" style:parent-style-name="Standard" style:family="paragraph">
      <style:paragraph-properties fo:text-align="justify" fo:line-height="150%"/>
    </style:style>
    <style:style style:name="T183" style:parent-style-name="Absatz-Standardschriftart" style:family="text">
      <style:text-properties fo:language="en" fo:country="US"/>
    </style:style>
    <style:style style:name="P184" style:parent-style-name="Standard" style:family="paragraph">
      <style:paragraph-properties fo:text-align="justify" fo:line-height="150%" fo:margin-left="1in">
        <style:tab-stops/>
      </style:paragraph-properties>
      <style:text-properties fo:language="en" fo:country="US"/>
    </style:style>
    <style:style style:name="P185" style:parent-style-name="Standard" style:family="paragraph">
      <style:paragraph-properties fo:text-align="justify" fo:line-height="150%"/>
    </style:style>
    <style:style style:name="T186" style:parent-style-name="Absatz-Standardschriftart" style:family="text">
      <style:text-properties fo:font-weight="bold" style:font-weight-asian="bold" style:font-weight-complex="bold"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language="en" fo:country="US"/>
    </style:style>
    <style:style style:name="P189" style:parent-style-name="Standard" style:family="paragraph">
      <style:paragraph-properties fo:text-align="justify" fo:line-height="150%"/>
      <style:text-properties fo:font-weight="bold" style:font-weight-asian="bold" style:font-weight-complex="bold" fo:language="en" fo:country="US"/>
    </style:style>
    <style:style style:name="P190" style:parent-style-name="Standard" style:family="paragraph">
      <style:paragraph-properties fo:text-align="justify" fo:line-height="150%"/>
    </style:style>
    <style:style style:name="T191" style:parent-style-name="Absatz-Standardschriftart" style:family="text">
      <style:text-properties fo:font-weight="bold" style:font-weight-asian="bold" style:font-weight-complex="bold" fo:language="en" fo:country="US"/>
    </style:style>
    <style:style style:name="T192" style:parent-style-name="Absatz-Standardschriftart" style:family="text">
      <style:text-properties style:font-weight-complex="bold" fo:language="en" fo:country="US"/>
    </style:style>
    <style:style style:name="T193" style:parent-style-name="Absatz-Standardschriftart" style:family="text">
      <style:text-properties style:font-weight-complex="bold" fo:language="en" fo:country="US"/>
    </style:style>
    <style:style style:name="T194" style:parent-style-name="Absatz-Standardschriftart" style:family="text">
      <style:text-properties style:font-weight-complex="bold" fo:font-style="italic" style:font-style-asian="italic" style:font-style-complex="italic" fo:language="en" fo:country="US"/>
    </style:style>
    <style:style style:name="T195" style:parent-style-name="Absatz-Standardschriftart" style:family="text">
      <style:text-properties style:font-weight-complex="bold" fo:language="en" fo:country="US"/>
    </style:style>
    <style:style style:name="T196" style:parent-style-name="Absatz-Standardschriftart" style:family="text">
      <style:text-properties style:font-weight-complex="bold" fo:font-style="italic" style:font-style-asian="italic" style:font-style-complex="italic" fo:language="en" fo:country="US"/>
    </style:style>
    <style:style style:name="T197" style:parent-style-name="Absatz-Standardschriftart" style:family="text">
      <style:text-properties style:font-weight-complex="bold" fo:language="en" fo:country="US"/>
    </style:style>
    <style:style style:name="T198" style:parent-style-name="Absatz-Standardschriftart" style:family="text">
      <style:text-properties style:font-weight-complex="bold" fo:language="en" fo:country="US"/>
    </style:style>
    <style:style style:name="P199" style:parent-style-name="Überschrift3" style:family="paragraph">
      <style:paragraph-properties fo:text-align="justify" fo:line-height="150%"/>
    </style:style>
    <style:style style:name="T200" style:parent-style-name="Absatz-Standardschriftart" style:family="text">
      <style:text-properties style:use-window-font-color="true" fo:language="en" fo:country="US"/>
    </style:style>
    <style:style style:name="P201" style:parent-style-name="Standard" style:family="paragraph">
      <style:paragraph-properties fo:text-align="justify" fo:line-height="150%"/>
    </style:style>
    <style:style style:name="T202" style:parent-style-name="Absatz-Standardschriftart" style:family="text">
      <style:text-properties fo:language="en" fo:country="US"/>
    </style:style>
    <style:style style:name="T203" style:parent-style-name="Internetverknüpfung" style:family="text">
      <style:text-properties fo:color="#2C72B7" fo:font-size="10.5pt" style:font-size-asian="10.5pt" style:font-size-complex="10.5pt" fo:background-color="#FFFFFF" fo:language="en" fo:country="US"/>
    </style:style>
    <style:style style:name="T204" style:parent-style-name="Absatz-Standardschriftart" style:family="text">
      <style:text-properties fo:language="en" fo:country="US"/>
    </style:style>
    <style:style style:name="T205" style:parent-style-name="Absatz-Standardschriftart" style:family="text">
      <style:text-properties fo:language="en" fo:country="US"/>
    </style:style>
    <style:style style:name="P206" style:parent-style-name="Standard" style:family="paragraph">
      <style:paragraph-properties fo:text-align="justify" fo:line-height="150%"/>
    </style:style>
    <style:style style:name="T207" style:parent-style-name="Absatz-Standardschriftart" style:family="text">
      <style:text-properties style:font-weight-complex="bold" fo:language="en" fo:country="US"/>
    </style:style>
  </office:automatic-styles>
  <office:body>
    <office:text text:use-soft-page-breaks="true">
      <text:h text:style-name="P1" text:outline-level="3"><text:span text:style-name="T3">Study Information</text:span></text:h>
      <text:h text:style-name="P4" text:outline-level="3"><text:span text:style-name="T5">Title:</text:span><text:span text:style-name="T6"><text:s/>Perception and Identification of Randomness</text:span></text:h>
      <text:p text:style-name="P7"/>
      <text:p text:style-name="P8"><text:span text:style-name="T9">Authors:</text:span><text:span text:style-name="T10"><text:s/>Linus kleine Kruthaup, Cosima Oprotkowitz, Mara Rehmer, Katharina Trant</text:span></text:p>
      <text:p text:style-name="P11"/>
      <text:p text:style-name="P12"><text:span text:style-name="T13">Description:<text:s/></text:span><text:span text:style-name="T14">Perception of randomness, the ability to perceive and discriminate structured versus unstructured events, is an imp</text:span><text:span text:style-name="T15">ortant ability for survival and involved in many day-to-day activities and thus also important to study.</text:span></text:p>
      <text:p text:style-name="P16"><text:span text:style-name="T17">In this replication study, discrimination and identification of random versus non-random stimuli are tested between-participants in two experimental g</text:span><text:span text:style-name="T18">roups. For an exploratory analysis, we are looking into a possible effect of language on the identification of randomness, as the experiment is conducted in German and in English.</text:span></text:p>
      <text:p text:style-name="P19"/>
      <text:p text:style-name="P20"><text:span text:style-name="T21">Hypothesis: “</text:span><text:span text:style-name="T22">The probability of correctly identifying stimuli from R [rando</text:span><text:span text:style-name="T23">m sources] and N [non-random sources] coincides with the ease of distinguishing between the two sources.” (Zhao &amp; Hahn, 2014)</text:span></text:p>
      <text:h text:style-name="P24" text:outline-level="3"><text:bookmark-start text:name="_4mzf79vx2q6j"/><text:bookmark-end text:name="_4mzf79vx2q6j"/><text:span text:style-name="T25">Design Plan</text:span></text:h>
      <text:p text:style-name="P26"><text:span text:style-name="T27">Study type:<text:s/></text:span><text:span text:style-name="T28">Experiment</text:span></text:p>
      <text:p text:style-name="P29"/>
      <text:p text:style-name="P30"><text:span text:style-name="T31">Blinding</text:span><text:span text:style-name="T32">: The participants are not informed that there are two different experimental groups a</text:span><text:span text:style-name="T33">nd each participant is only assigned to one group.</text:span><text:span text:style-name="T34"><text:s/></text:span><text:span text:style-name="T35">The experiment will be conducted via the internet, so no direct contact between experimenters and participants will take place.</text:span></text:p>
      <text:p text:style-name="P36"/>
      <text:p text:style-name="P37"><text:span text:style-name="T38">Study design</text:span><text:span text:style-name="T39">: The experiment is a 2x51 mixed-factorial design. The first fac</text:span><text:span text:style-name="T40">tor is<text:s/></text:span><text:span text:style-name="T41">condition</text:span><text:span text:style-name="T42">, with the two values<text:s/></text:span><text:span text:style-name="T43">discrimination</text:span><text:span text:style-name="T44"><text:s/>and<text:s/></text:span><text:span text:style-name="T45">identification</text:span><text:span text:style-name="T46">. The second factor is<text:s/></text:span><text:span text:style-name="T47">switch rate</text:span><text:span text:style-name="T48">, which has 51 levels. Each participant contributes data points for only one<text:s/></text:span><text:span text:style-name="T49">condition</text:span><text:span text:style-name="T50"><text:s/>(between-participants), but multiple data points (ideally 6, for</text:span><text:span text:style-name="T51"><text:s/>some 10, see below) for<text:s/></text:span><text:span text:style-name="T52">switch rate</text:span><text:span text:style-name="T53"><text:s/>(within-subject, repeated measures).</text:span></text:p>
      <text:p text:style-name="P54"><text:span text:style-name="T55">Before the main part of the experiment, we added ten practice trials (also with<text:s/></text:span><text:span text:style-name="T56">random switch rates</text:span><text:span text:style-name="T57">) to let the participants get used to the task. The original paper does not<text:s/></text:span><text:span text:style-name="T58">state whether they conducted practice trials, but after first trials, we received feedback that the participants would have wished for practice trials.</text:span></text:p>
      <text:p text:style-name="P59"><text:span text:style-name="T60">The overall design is the same as in the replicated experiment, but we made some changes to the colors o</text:span><text:span text:style-name="T61">f the stimuli materials and added practice trials as well as the instructions in<text:s/></text:span><text:soft-page-break/><text:span text:style-name="T62">German. We additionally lowered the number of stimuli presentation per<text:s/></text:span><text:span text:style-name="T63">switch rate</text:span><text:span text:style-name="T64"><text:s/>from 10 to 6, because we received negative feedback after first trials, that the participant</text:span><text:span text:style-name="T65">s had difficulties concentrating during the long version of the experiment.</text:span><text:span text:style-name="T66"><text:s/>The data from the participants who had 10 trials per switch rate are nevertheless included in the final analysis, as we did not get feedback that the task was not understood correctly.</text:span></text:p>
      <text:p text:style-name="P67"><text:span text:style-name="T68">A more detailed description can be found in the corresponding</text:span><text:span text:style-name="T69"><text:s/></text:span><text:span text:style-name="T70">Experimental Design plan.</text:span></text:p>
      <text:p text:style-name="P71"/>
      <text:p text:style-name="P72"><text:span text:style-name="T73">Randomization:</text:span><text:span text:style-name="T74"><text:s/>The participants are randomly assigned to either the<text:s/></text:span><text:span text:style-name="T75">discrimination</text:span><text:span text:style-name="T76"><text:s/>or the<text:s/></text:span><text:span text:style-name="T77">identification</text:span><text:span text:style-name="T78"><text:s/>condition by a coin-flip generator.</text:span></text:p>
      <text:h text:style-name="P79" text:outline-level="3"><text:bookmark-start text:name="_hu8o0vkz41nk"/><text:bookmark-end text:name="_hu8o0vkz41nk"/><text:span text:style-name="T80">Sampling Plan</text:span></text:h>
      <text:p text:style-name="P81"><text:span text:style-name="T82">Existing data:</text:span><text:span text:style-name="T83"><text:s/>As of the date of the submission of this preregistration, we have collected and analyzed data from a</text:span><text:span text:style-name="T84"><text:s/>small pilot study and collected data from the main experiment, due to feedback-induced changes in the design. (Four data sets of the latter will be included in the final analysis, even though these participants did not have practice trials and conducted t</text:span><text:span text:style-name="T85">he experiment with ten data points per<text:s/></text:span><text:span text:style-name="T86">switch rate,<text:s/></text:span><text:span text:style-name="T87">as we received feedback that these participants did not have difficulties in generally understanding the task.)</text:span></text:p>
      <text:p text:style-name="P88"/>
      <text:p text:style-name="P89"><text:span text:style-name="T90">Data collection procedures:<text:s/></text:span><text:span text:style-name="T91">Participants will be drafted through social media and direct me</text:span><text:span text:style-name="T92">ssages (e-mails and text messages). Participation is voluntary and will not be compensated. After sending out the invitations on the 1</text:span><text:span text:style-name="T93">st</text:span><text:span text:style-name="T94"><text:s/>of August, we will wait 12 days until closing the data collection. Participants are only eligible if they are at least<text:s/></text:span><text:span text:style-name="T95">18 years old and, although this may seem redundant, if they have full or corrected vision. A participant is only allowed to participate once.</text:span></text:p>
      <text:p text:style-name="P96"/>
      <text:p text:style-name="P97"><text:span text:style-name="T98">Sample size:<text:s/></text:span><text:span text:style-name="T99">We will try to recruit as many participants as possible.</text:span></text:p>
      <text:p text:style-name="P100"/>
      <text:p text:style-name="P101"><text:span text:style-name="T102">Sample size rationale:</text:span><text:span text:style-name="T103"><text:s/>Since time is criti</text:span><text:span text:style-name="T104">cal due to a deadline, our pool of reachable participants is limited and we do not offer any compensation for participation, we cannot state a minimum number of participants.</text:span></text:p>
      <text:p text:style-name="P105"/>
      <text:p text:style-name="P106"><text:span text:style-name="T107">Stopping rule:</text:span><text:span text:style-name="T108"><text:s/>We<text:s/></text:span><text:span text:style-name="T109">stop data collection on 23:59 of the 17</text:span><text:span text:style-name="T110">th</text:span><text:span text:style-name="T111"><text:s/>of August, whic</text:span><text:span text:style-name="T112">h is 17</text:span><text:span text:style-name="T113"><text:s/></text:span><text:span text:style-name="T114">days after sending out the invitations, due to the project deadline. (This was originally planned for 12 days, but due to technical problems and feedback, we extended the data collection period.)</text:span></text:p>
      <text:h text:style-name="P115" text:outline-level="3"><text:bookmark-start text:name="_pec3rgxfolor"/><text:bookmark-end text:name="_pec3rgxfolor"/><text:soft-page-break/><text:span text:style-name="T116">Variables</text:span></text:h>
      <text:p text:style-name="P117"><text:span text:style-name="T118">Manipulated variables:<text:s/></text:span><text:span text:style-name="T119">Firstly, we manipul</text:span><text:span text:style-name="T120">ate the condition, as some participants are assigned to one and other participants to the other condition.<text:s/></text:span><text:span text:style-name="T121">W</text:span><text:span text:style-name="T122">e then manipulate the<text:s/></text:span><text:span text:style-name="T123">switch rate</text:span><text:span text:style-name="T124">, that is the density of randomness, of the given stimuli picture. The<text:s/></text:span><text:span text:style-name="T125">switch rate</text:span><text:span text:style-name="T126"><text:s/>has 51 different levels, each of</text:span><text:span text:style-name="T127"><text:s/>which is shown ten times per participant. This<text:s/></text:span><text:span text:style-name="T128">switch rate</text:span><text:span text:style-name="T129"><text:s/>lies between 0 and 1. The closer to 0.5 the<text:s/></text:span><text:span text:style-name="T130">switch rate</text:span><text:span text:style-name="T131">, the more does the color assignment happen like one would expect from a random source. The manipulated variable<text:s/></text:span><text:span text:style-name="T132">switch rate</text:span><text:span text:style-name="T133"><text:s/>is the same for<text:s/></text:span><text:span text:style-name="T134">discrimination</text:span><text:span text:style-name="T135"><text:s/>and<text:s/></text:span><text:span text:style-name="T136">identification</text:span><text:span text:style-name="T137">.</text:span></text:p>
      <text:p text:style-name="P138"><text:span text:style-name="T139">More on this in the ‘Experimental design’.</text:span></text:p>
      <text:p text:style-name="P140"/>
      <text:p text:style-name="P141"><text:span text:style-name="T142">Measured variables and indices</text:span><text:span text:style-name="T143">: We will measure the reaction time at each task (for data exclusion, see below) and we will measure whether the tasks were answered correctly or<text:s/></text:span><text:span text:style-name="T144">not.</text:span></text:p>
      <text:p text:style-name="P145"><text:span text:style-name="T146">Then we will calculate the average accuracy, that is the proportion of correctly answered tasks, at every<text:s/></text:span><text:span text:style-name="T147">switch rate</text:span><text:span text:style-name="T148"><text:s/>for the<text:s/></text:span><text:span text:style-name="T149">discrimination</text:span><text:span text:style-name="T150"><text:s/>and the<text:s/></text:span><text:span text:style-name="T151">identification</text:span><text:span text:style-name="T152"><text:s/>condition. We will measure this by first calculating the average accuracy at every<text:s/></text:span><text:span text:style-name="T153">swit</text:span><text:span text:style-name="T154">ch rate</text:span><text:span text:style-name="T155"><text:s/>for each participant and then calculate grand means by averaging across the participants in the respective condition.</text:span></text:p>
      <text:h text:style-name="P156" text:outline-level="3"><text:bookmark-start text:name="_3mtn7m44krsg"/><text:bookmark-end text:name="_3mtn7m44krsg"/><text:span text:style-name="T157">Analysis Plan</text:span></text:h>
      <text:p text:style-name="P158"><text:span text:style-name="T159">Statistical models:</text:span><text:span text:style-name="T160"><text:s/>We will have a Bayesian logistic regression model, where<text:s/></text:span><text:span text:style-name="T161">correctness</text:span><text:span text:style-name="T162"><text:s/>is the dependent<text:s/></text:span><text:span text:style-name="T163">variable and<text:s/></text:span><text:span text:style-name="T164">condition</text:span><text:span text:style-name="T165"><text:s/>(group) and<text:s/></text:span><text:span text:style-name="T166">switch rate</text:span><text:span text:style-name="T167"><text:s/>are independent variables. We will conduct the analysis using the programming language R and the ´brms´ package. We will use weakly informative priors, namely a student_t(1, 0, 2) for all class b parameters an</text:span><text:span text:style-name="T168">d the formula we will use for our model is<text:s/></text:span><text:span text:style-name="T169">correctness ~ condition * switch rate + (1 | submission_id).</text:span></text:p>
      <text:p text:style-name="P170"><text:span text:style-name="T171">The script “Pilot-Analysis” from our pilot contains our analysis as planned.</text:span></text:p>
      <text:p text:style-name="P172"/>
      <text:p text:style-name="P173"><text:span text:style-name="T174">Inference criteria</text:span><text:span text:style-name="T175">: We will use 95% credible intervals (CI) from the poste</text:span><text:span text:style-name="T176">rior estimates. We will only be confident in the estimates if their 95% CI does not include zero.</text:span></text:p>
      <text:p text:style-name="P177"/>
      <text:p text:style-name="P178"><text:span text:style-name="T179">Data exclusion</text:span><text:span text:style-name="T180">: We will exclude data points with reaction times slower than 8000ms, as we cannot guarantee that the answer is related to the<text:s/></text:span><text:span text:style-name="T181">respective stimulus when that much time has passed. We will not exclude data points with fast reaction times, as, before a participant can answer, there is already a delay of 1500ms.</text:span></text:p>
      <text:p text:style-name="P182"><text:span text:style-name="T183">The practice trials will not be included in the analysis.</text:span></text:p>
      <text:p text:style-name="P184"/>
      <text:soft-page-break/>
      <text:p text:style-name="P185"><text:span text:style-name="T186">Missing data</text:span><text:span text:style-name="T187">:<text:s/></text:span><text:span text:style-name="T188">Should a data set not be recorded completely and data points be missing, we will just calculate the respective participant’s accuracy with the remaining values as described above (`Measured variables and indices´).</text:span></text:p>
      <text:p text:style-name="P189"/>
      <text:p text:style-name="P190"><text:span text:style-name="T191">Exploratory analysis:<text:s/></text:span><text:span text:style-name="T192">We further plan t</text:span><text:span text:style-name="T193">o look for relationships between the language the participants stated as their main language and the results of the<text:s/></text:span><text:span text:style-name="T194">identification</text:span><text:span text:style-name="T195"><text:s/>part. (This of course only applies to those in the<text:s/></text:span><text:span text:style-name="T196">identification</text:span><text:span text:style-name="T197"><text:s/>group.) We only do this if we have sufficiently enough part</text:span><text:span text:style-name="T198">icipants for both languages.</text:span></text:p>
      <text:h text:style-name="P199" text:outline-level="3"><text:bookmark-start text:name="_6wujw18ggcuz"/><text:bookmark-end text:name="_6wujw18ggcuz"/><text:span text:style-name="T200">Other</text:span></text:h>
      <text:p text:style-name="P201"><text:span text:style-name="T202">This study is a replication of Experiment 1 in “Perception and identification of random events” by Zhao and Hahn (2014) (</text:span><text:a xlink:href="https://doi.apa.org/doi/10.1037/a0036816" office:target-frame-name="_top" xlink:show="replace"><text:span text:style-name="T203">https://doi.org/10.1037/a0036816</text:span></text:a><text:span text:style-name="T204">). Changes</text:span><text:span text:style-name="T205"><text:s/>we made to their experimental design and analysis are either stated here or in our ‘Experimental design’.</text:span></text:p>
      <text:p text:style-name="P206"><text:span text:style-name="T20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rd" style:display-name="Standard" style:family="paragraph">
      <style:paragraph-properties fo:widows="2" fo:orphans="2" fo:line-height="115%"/>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Überschrift" style:display-name="Überschrift"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Verzeichnis" style:display-name="Verzeichnis" style:family="paragraph" style:parent-style-name="Standard">
      <style:paragraph-properties text:number-lines="false"/>
      <style:text-properties fo:hyphenate="false"/>
    </style:style>
    <style:style style:name="Titel" style:display-name="Titel"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Kopf-undFußzeile" style:display-name="Kopf- und Fußzeile" style:family="paragraph" style:parent-style-name="Standard">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StandardWeb" style:display-name="Standard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language="de" fo:country="DE"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Betont" style:display-name="Betont" style:family="text" style:parent-style-name="Absatz-Standardschriftart">
      <style:text-properties fo:font-style="italic" style:font-style-asian="italic" style:font-style-complex="italic"/>
    </style:style>
    <style:style style:name="Internetverknüpfung" style:display-name="Internetverknüpfung"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TMLBeispiel" style:display-name="HTML Beispiel" style:family="text" style:parent-style-name="Absatz-Standardschriftart">
      <style:text-properties style:font-name="Courier New" style:font-name-asian="Times New Roman" style:font-name-complex="Courier New"/>
    </style:style>
    <style:style style:name="ListLabel1" style:display-name="ListLabel 1" style:family="text">
      <style:text-properties style:font-name-asian="Arial" style:font-name-complex="Ari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complex="Aria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fo:color="#2C72B7" fo:font-size="10.5pt" style:font-size-asian="10.5pt" style:font-size-complex="10.5pt" fo:background-color="#FFFFFF" fo:language="en" fo:country="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Arial" style:font-name-complex="Ari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complex="Arial"/>
    </style:style>
    <style:style style:name="WW_CharLFO3LVL2" style:family="text">
      <style:text-properties style:font-name-complex="Courier New"/>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style:style>
    <style:style style:name="WW_CharLFO3LVL9" style:family="text">
      <style:text-propertie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3" style:display-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header>
        <text:p text:style-name="Kopfzeile"/>
        <text:p text:style-name="Kopfzeile"/>
      </style:header>
      <style:footer>
        <text:p text:style-name="P2"><text:page-number text:fixed="false">4</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sima Oprotkowitz</dc:creator>
    <meta:creation-date>2021-07-13T11:40:00Z</meta:creation-date>
    <dc:date>2021-08-23T10:57:00Z</dc:date>
    <meta:template xlink:href="Normal" xlink:type="simple"/>
    <meta:editing-cycles>57</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5" meta:word-count="1044" meta:character-count="7609" meta:row-count="54" meta:non-whitespace-character-count="6580"/>
  </office:meta>
</office:document-meta>
</file>